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Default">
      <style:paragraph-properties fo:line-height="0.529cm"/>
    </style:style>
    <style:style style:name="P2" style:family="paragraph" style:parent-style-name="List_20_Paragraph">
      <style:paragraph-properties fo:line-height="0.953cm"/>
    </style:style>
    <style:style style:name="P3" style:family="paragraph" style:parent-style-name="List_20_Paragraph" style:list-style-name="WWNum1">
      <style:paragraph-properties fo:line-height="0.953cm"/>
    </style:style>
    <style:style style:name="P4" style:family="paragraph" style:parent-style-name="List_20_Paragraph">
      <style:paragraph-properties fo:line-height="0.529cm"/>
      <style:text-properties style:font-name="標楷體" fo:font-size="14pt" style:font-name-asian="標楷體1" style:font-size-asian="14pt" style:font-size-complex="14pt"/>
    </style:style>
    <style:style style:name="P5" style:family="paragraph" style:parent-style-name="Standard">
      <style:paragraph-properties fo:line-height="0.953cm"/>
    </style:style>
    <style:style style:name="P6" style:family="paragraph" style:parent-style-name="Standard">
      <style:paragraph-properties fo:line-height="0.953cm" fo:text-align="center" style:justify-single-word="false"/>
    </style:style>
    <style:style style:name="T1" style:family="text">
      <style:text-properties style:font-name="標楷體" fo:font-size="18pt" style:font-name-asian="標楷體1" style:font-size-asian="18pt" style:font-size-complex="18pt"/>
    </style:style>
    <style:style style:name="T2" style:family="text">
      <style:text-properties style:font-name="標楷體" fo:font-size="14pt" style:font-name-asian="標楷體1" style:font-size-asian="14pt" style:font-size-complex="14pt"/>
    </style:style>
    <style:style style:name="T3" style:family="text">
      <style:text-properties style:font-name="標楷體" fo:font-size="14pt" style:text-underline-style="solid" style:text-underline-width="auto" style:text-underline-color="font-color" style:font-name-asian="標楷體1" style:font-size-asian="14pt" style:font-size-complex="14pt"/>
    </style:style>
    <style:style style:name="T4" style:family="text">
      <style:text-properties style:font-name="標楷體" fo:font-size="9pt" style:font-name-asian="標楷體1" style:font-size-asian="9pt" style:font-size-complex="9pt"/>
    </style:style>
    <style:style style:name="T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90043656"/><text:span text:style-name="T1">國立屏東科技大</text:span><text:bookmark text:name="_GoBack"/><text:span text:style-name="T1">學領款所得資料申報單</text:span><text:span text:style-name="T4">111.03.28版</text:span></text:p>
      <text:list xml:id="list2628128041" text:style-name="WWNum1">
        <text:list-item>
          <text:p text:style-name="P3"><text:span text:style-name="T2">所得類別(請勾選)：</text:span></text:p>
        </text:list-item>
      </text:list>
      <text:p text:style-name="P2"><text:span text:style-name="T2">□鐘點費 □出席費 □審查費 □諮詢費 □指導費 □顧問費 □稿費 <text:s/></text:span></text:p>
      <text:p text:style-name="P2"><text:span text:style-name="T2">□計畫主持費 金額：</text:span><text:span text:style-name="T3"> <text:s text:c="10"/></text:span><text:span text:style-name="T2">元</text:span></text:p>
      <text:p text:style-name="P2"><text:span text:style-name="T2">□其他</text:span><text:span text:style-name="T3"> <text:s text:c="10"/></text:span><text:span text:style-name="T2">費 <text:s/>金額：</text:span><text:span text:style-name="T3"> <text:s text:c="10"/></text:span><text:span text:style-name="T2">元</text:span></text:p>
      <text:list xml:id="list95234954520536" text:continue-numbering="true" text:style-name="WWNum1">
        <text:list-item>
          <text:p text:style-name="P3"><text:span text:style-name="T2">領款人：姓 <text:s text:c="3"/>名： <text:s text:c="25"/>(簽章)</text:span></text:p>
        </text:list-item>
      </text:list>
      <text:p text:style-name="P2"><text:span text:style-name="T2">身分證號(居留證/護照號碼)：</text:span></text:p>
      <text:p text:style-name="P2"><text:span text:style-name="T2">戶籍地址(請詳填區里)： <text:s text:c="14"/></text:span></text:p>
      <text:p text:style-name="P2"><text:span text:style-name="T2">服務單位：</text:span></text:p>
      <text:list xml:id="list95235363648991" text:continue-numbering="true" text:style-name="WWNum1">
        <text:list-item>
          <text:p text:style-name="P3"><text:span text:style-name="T2">匯款資料：</text:span><text:span text:style-name="T3"> <text:s text:c="10"/></text:span><text:span text:style-name="T2">銀行</text:span><text:span text:style-name="T3"> <text:s text:c="9"/></text:span><text:span text:style-name="T2">分行 </text:span></text:p>
        </text:list-item>
      </text:list>
      <text:p text:style-name="P5"><text:span text:style-name="T2"><text:s text:c="11"/>帳號：</text:span><text:span text:style-name="T3"> <text:s text:c="31"/></text:span></text:p>
      <text:p text:style-name="P5"><text:span text:style-name="T2"><text:s text:c="7"/>郵局(免分行) ：</text:span><text:span text:style-name="T3"> <text:s text:c="29"/></text:span><text:span text:style-name="T2">(局帳號共14碼)</text:span></text:p>
      <text:list xml:id="list95235007523000" text:continue-numbering="true" text:style-name="WWNum1">
        <text:list-item>
          <text:p text:style-name="P3"><text:span text:style-name="T2">首次領款請先行檢附匯款之存簿影本。 <text:s/></text:span></text:p>
        </text:list-item>
      </text:list>
      <text:p text:style-name="P4"/>
      <text:p text:style-name="P1">備註：依據個人資料保護法(以下簡稱個資法)第16條規定，本申報單僅作為年度所得建檔及</text:p>
      <text:p text:style-name="P1"><text:s text:c="6"/>申報使用，並不另做其他用途使用<text:bookmark-end text:name="_Hlk90043656"/>。<text:bookmark text:name="_Hlk90043606"/></text:p>
      <text:p text:style-name="List_20_Paragraph">……………………………………………………………………………………………………</text:p>
      <text:p text:style-name="List_20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 style:font-name="標楷體" fo:font-family="標楷體" style:font-family-generic="roman" style:font-pitch="variable" style:letter-kerning="false" style:font-name-asian="標楷體1" style:font-family-asian="標楷體" style:font-family-generic-asian="system" style:font-pitch-asian="variable" style:font-name-complex="標楷體1" style:font-family-complex="標楷體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4</meta:editing-cycles>
    <meta:print-date>2022-03-25T08:42:00</meta:print-date>
    <meta:creation-date>2022-03-28T01:45:00</meta:creation-date>
    <dc:date>2022-03-28T09:52:34.740000000</dc:date>
    <meta:editing-duration>PT2M13S</meta:editing-duration>
    <meta:generator>NDC_ODF_Application_Tools_/3.3.2$Windows_X86_64 LibreOffice_project/1c83f50314a572f826dc60cf827b7d4b71120510</meta:generator>
    <meta:document-statistic meta:table-count="0" meta:image-count="0" meta:object-count="0" meta:page-count="1" meta:paragraph-count="16" meta:word-count="228" meta:character-count="475" meta:non-whitespace-character-count="275"/>
    <meta:user-defined meta:name="AppVersion">16.0000</meta:user-defined>
    <meta:template xlink:type="simple" xlink:actuate="onRequest" xlink:title="Normal" xlink:href=""/>
  </office:meta>
</office:document-meta>
</file>